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07.56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co14" style:family="table-column">
      <style:table-column-properties fo:break-before="auto" style:column-width="108.37mm"/>
    </style:style>
    <style:style style:name="co15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style:text-position="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wrap-option="wrap"/>
      <style:text-properties fo:color="#666666"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text-position="" fo:font-weight="bold" style:font-weight-asian="bold" style:font-weight-complex="bold"/>
    </style:style>
    <style:style style:name="ce48" style:family="table-cell" style:parent-style-name="Default">
      <style:text-properties fo:color="#666666" style:text-position=""/>
    </style:style>
    <style:style style:name="ce49" style:family="table-cell" style:parent-style-name="Default">
      <style:text-properties fo:color="#000066" style:text-position="" style:font-name="Liberation Sans" style:font-name-asian="Droid Sans Fallback" style:font-name-complex="FreeSans"/>
    </style:style>
    <style:style style:name="ce50" style:family="table-cell" style:parent-style-name="Default">
      <style:text-properties style:text-position="" fo:font-style="italic" style:font-style-asian="italic" style:font-style-complex="italic"/>
    </style:style>
    <style:style style:name="ce5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3" style:family="table-cell" style:parent-style-name="Default" style:data-style-name="N11">
      <style:text-properties style:text-position="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ext-properties fo:color="#009900"/>
    </style:style>
    <style:style style:name="ce64" style:family="table-cell" style:parent-style-name="Default">
      <style:table-cell-properties fo:background-color="#ffff00"/>
      <style:text-properties fo:color="#009900"/>
    </style:style>
    <style:style style:name="ce65" style:family="table-cell" style:parent-style-name="Default">
      <style:table-cell-properties fo:wrap-option="wrap"/>
      <style:text-properties fo:color="#009900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ffff99"/>
      <style:text-properties fo:color="#cccccc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ext-properties style:text-line-through-style="solid" style:text-line-through-type="singl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fo:wrap-option="wrap"/>
      <style:text-properties fo:color="#330099"/>
    </style:style>
    <style:style style:name="ce74" style:family="table-cell" style:parent-style-name="Default">
      <style:table-cell-properties fo:wrap-option="wrap"/>
      <style:text-properties style:use-window-font-color="true"/>
    </style:style>
    <style:style style:name="ce75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76" style:family="table-cell" style:parent-style-name="Default">
      <style:table-cell-properties fo:background-color="transparent" fo:wrap-option="wrap"/>
      <style:text-properties fo:color="#330099"/>
    </style:style>
    <style:style style:name="ce77" style:family="table-cell" style:parent-style-name="Default">
      <style:table-cell-properties fo:wrap-option="wrap"/>
    </style:style>
    <style:style style:name="ce78" style:family="table-cell" style:parent-style-name="Default">
      <style:table-cell-properties fo:background-color="transparent" fo:wrap-option="wrap"/>
      <style:text-properties fo:color="#996600"/>
    </style:style>
    <style:style style:name="ce79" style:family="table-cell" style:parent-style-name="Default">
      <style:table-cell-properties fo:background-color="transparent" fo:wrap-option="wrap"/>
      <style:text-properties style:use-window-font-color="true"/>
    </style:style>
    <style:style style:name="ce80" style:family="table-cell" style:parent-style-name="Default">
      <style:table-cell-properties fo:wrap-option="wrap"/>
      <style:text-properties fo:color="#330099"/>
    </style:style>
    <style:style style:name="ce81" style:family="table-cell" style:parent-style-name="Default">
      <style:table-cell-properties fo:wrap-option="wrap"/>
      <style:text-properties fo:color="#000066"/>
    </style:style>
    <style:style style:name="ce82" style:family="table-cell" style:parent-style-name="Default">
      <style:table-cell-properties fo:wrap-option="wrap"/>
      <style:text-properties fo:color="#663300"/>
    </style:style>
    <style:style style:name="ce83" style:family="table-cell" style:parent-style-name="Default">
      <style:table-cell-properties fo:wrap-option="wrap"/>
      <style:text-properties fo:color="#6600cc"/>
    </style:style>
    <style:style style:name="ce84" style:family="table-cell" style:parent-style-name="Default">
      <style:table-cell-properties fo:wrap-option="wrap"/>
      <style:text-properties fo:color="#660066"/>
    </style:style>
    <style:style style:name="ce85" style:family="table-cell" style:parent-style-name="Default">
      <style:table-cell-properties fo:background-color="transparent" fo:wrap-option="wrap"/>
    </style:style>
    <style:style style:name="ce86" style:family="table-cell" style:parent-style-name="Default">
      <style:text-properties style:font-name="Liberation Sans" style:font-name-asian="Droid Sans Fallback" style:font-name-complex="FreeSans"/>
    </style:style>
    <style:style style:name="ce87" style:family="table-cell" style:parent-style-name="Default">
      <style:text-properties fo:color="#330099" style:font-name="Liberation Sans" style:font-name-asian="Droid Sans Fallback" style:font-name-complex="FreeSans"/>
    </style:style>
    <style:style style:name="ce88" style:family="table-cell" style:parent-style-name="Default">
      <style:text-properties style:use-window-font-color="true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330099"/>
    </style:style>
    <style:style style:name="ce91" style:family="table-cell" style:parent-style-name="Default">
      <style:text-properties fo:color="#000066"/>
    </style:style>
    <style:style style:name="ce92" style:family="table-cell" style:parent-style-name="Default">
      <style:table-cell-properties fo:background-color="#ffff00"/>
      <style:text-properties style:use-window-font-color="true"/>
    </style:style>
    <style:style style:name="ce93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9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ext-properties fo:color="#000000"/>
    </style:style>
    <style:style style:name="ce97" style:family="table-cell" style:parent-style-name="Default">
      <style:text-properties fo:color="#000000" style:text-line-through-style="solid" style:text-line-through-type="single"/>
    </style:style>
    <style:style style:name="ce98" style:family="table-cell" style:parent-style-name="Default">
      <style:text-properties fo:color="#000099"/>
    </style:style>
    <style:style style:name="ce99" style:family="table-cell" style:parent-style-name="Default">
      <style:text-properties fo:color="#808080"/>
    </style:style>
    <style:style style:name="ce100" style:family="table-cell" style:parent-style-name="Default">
      <style:table-cell-properties fo:background-color="#ffff00"/>
      <style:text-properties fo:color="#330099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wrap-option="wrap"/>
      <style:text-properties fo:color="#666666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ext-properties fo:color="#666666"/>
    </style:style>
    <style:style style:name="ce110" style:family="table-cell" style:parent-style-name="Default">
      <style:text-properties fo:color="#000066" style:font-name="Liberation Sans" style:font-name-asian="Droid Sans Fallback" style:font-name-complex="FreeSans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4" style:family="table-cell" style:parent-style-name="Default" style:data-style-name="N11"/>
    <style:style style:name="ce115" style:family="table-cell" style:parent-style-name="Default">
      <style:text-properties fo:color="#800000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2"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48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4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52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rel</text:span>}#NNP|NN)&lt;(<text:span text:style-name="T4">prep</text:span>#of|for#IN)&lt;(<text:span text:style-name="T5">pobj</text:span>#{<text:span text:style-name="T3">arg</text:span>}#NNP|NN|PRP)&gt;&gt;(<text:span text:style-name="T4">attr</text:span><text:span text:style-name="T6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&lt;(#{<text:span text:style-name="T4">rel</text:span>}#VERB)&lt;(<text:span text:style-name="T4">nsubj</text:span>#{quantity}#.+)(<text:span text:style-name="T7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arg</text:span>}#NNP|NN|PRP)(<text:span text:style-name="T4">acomp</text:span>|<text:span text:style-name="T5">advmod</text:span>#{<text:span text:style-name="T3">rel</text:span>}#JJ|RB)&lt;(<text:span text:style-name="T4">npadvmod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2">nsubj</text:span>#{<text:span text:style-name="T3">arg</text:span>}#NNP|NN|PRP)(<text:span text:style-name="T4">dobj</text:span>#{quantity}#.+)&lt;(<text:span text:style-name="T5">prep</text:span>#of#IN)&lt;(<text:span text:style-name="T3">pobj</text:span>#{<text:span text:style-name="T4">rel</text:span><text:span text:style-name="T6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|acomp</text:span>#{quantity}#.+)(<text:span text:style-name="T4">nsubj</text:span>#{<text:span text:style-name="T7">rel</text:span>}#NNP|NN)&lt;(<text:span text:style-name="T3">poss</text:span>#{<text:span text:style-name="T4">arg</text:span><text:span text:style-name="T6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&lt;(#{<text:span text:style-name="T2">rel</text:span>}#VERB)&lt;(<text:span text:style-name="T8">dobj</text:span>#{quantity}#.+)(<text:span text:style-name="T4">nsubj</text:span>#{<text:span text:style-name="T4">arg</text:span><text:span text:style-name="T6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&lt;(#{<text:span text:style-name="T2">rel</text:span>}#VERB)&lt;(<text:span text:style-name="T3">nsubj</text:span>|<text:span text:style-name="T4">nsubjpass</text:span>#{<text:span text:style-name="T5">arg</text:span>}#NNP|NN|PRP)(<text:span text:style-name="T3">prep</text:span>##IN)&lt;(<text:span text:style-name="T4">pobj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&lt;(#is|are|was|were#VERB)&lt;(<text:span text:style-name="T2">attr</text:span>#total#NN)&lt;(<text:span text:style-name="T3">prep</text:span>#of#IN)&lt;(<text:span text:style-name="T4">pobj</text:span>#{quantity}#.+)&lt;(<text:span text:style-name="T5">prep</text:span>##IN)&lt;(<text:span text:style-name="T3">pobj</text:span>#{<text:span text:style-name="T4">arg</text:span><text:span text:style-name="T6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/>
          <table:table-cell table:style-name="ce28"/>
        </table:table-row>
        <table:table-row table:style-name="ro1">
          <table:table-cell table:number-columns-repeated="3"/>
          <table:table-cell table:style-name="ce51" office:value-type="string" calcext:value-type="string">
            <text:p>sentences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googleSearch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numrelkb_testdata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rel</text:span>}#NNP|NN)&lt;(<text:span text:style-name="T4">prep</text:span>#of|for#IN)&lt;(<text:span text:style-name="T4">pobj</text:span>#{<text:span text:style-name="T4">arg</text:span>}#NNP|NN|PRP)&gt;&gt;(<text:span text:style-name="T4">attr</text:span>#{quantity}#.+)&gt;&gt;</text:p>
          </table:table-cell>
          <table:table-cell/>
          <table:table-cell table:style-name="ce28" office:value-type="string" calcext:value-type="string">
            <text:p>newswire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&lt;(#has|have|had#VERB)&lt;(<text:span text:style-name="T4">dobj</text:span>#{<text:span text:style-name="T4">rel</text:span>}#NNP|NN)&lt;(<text:span text:style-name="T4">prep</text:span>#of#IN)&lt;(<text:span text:style-name="T4">pobj</text:span>#{quantity}#.+)&gt;&gt;(<text:span text:style-name="T4">nsubj</text:span>#{<text:span text:style-name="T4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|<text:span text:style-name="T4">advmod</text:span>#{<text:span text:style-name="T4">rel</text:span>}#JJ|RB)&lt;(<text:span text:style-name="T4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4">nsubj</text:span>#{<text:span text:style-name="T4">arg</text:span>}#NNP|NN|PRP)(<text:span text:style-name="T4">dobj</text:span>#{quantity}#.+)&lt;(<text:span text:style-name="T4">prep</text:span>#of#IN)&lt;(<text:span text:style-name="T4">pobj</text:span>#{<text:span text:style-name="T4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/>
          <table:table-cell/>
          <table:table-cell office:value-type="string" calcext:value-type="string">
            <text:p>4469(files) * 500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</text:span>|<text:span text:style-name="T4">acomp</text:span>#{quantity}#.+)(<text:span text:style-name="T4">nsubj</text:span>#{<text:span text:style-name="T4">rel</text:span>}#NNP|NN)&lt;(<text:span text:style-name="T4">poss</text:span>#{<text:span text:style-name="T4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6"/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#{<text:span text:style-name="T4">rel</text:span>}#VERB)&lt;(<text:span text:style-name="T4">prep</text:span>##IN)&lt;(<text:span text:style-name="T4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53"/>
          <table:table-cell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53"/>
          <table:table-cell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53"/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53" office:value-type="percentage" office:value="0.776" calcext:value-type="percentage">
            <text:p>77.60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7" office:value-type="string" calcext:value-type="string">
            <text:p>Final Seed Pattern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style-name="ce49" office:value-type="string" calcext:value-type="string">
            <text:p>The population of India is 1.2 billion</text:p>
          </table:table-cell>
          <table:table-cell table:style-name="ce33" office:value-type="string" calcext:value-type="string">
            <text:p>(India ; population ; 1.2 billion ; null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office:value-type="string" calcext:value-type="string">
            <text:p>India has a population of 1.2 billion</text:p>
          </table:table-cell>
          <table:table-cell table:style-name="ce33" office:value-type="string" calcext:value-type="string">
            <text:p>(India ; population ; 1.2 billion ; null)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style-name="ce33" office:value-type="string" calcext:value-type="string">
            <text:p>(This page ; kilobytes long ; 30 kilobytes ; null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style-name="ce33" office:value-type="string" calcext:value-type="string">
            <text:p>(India ; navigable waterways ; 14500 km ; null)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(##VERB)&lt;(attr|acomp#{quantity}#.+)(nsubj#{rel}#NNP|NN)&lt;(poss#{arg}#PRP\$)&gt;&gt;&gt;</text:p>
          </table:table-cell>
          <table:table-cell table:style-name="ce30" office:value-type="string" calcext:value-type="string">
            <text:p>its culturable area is 5.53 lakh hectares.</text:p>
          </table:table-cell>
          <table:table-cell table:style-name="ce33" office:value-type="string" calcext:value-type="string">
            <text:p>(Its ; command area ; 5.53 lakh hectares ; null)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style-name="ce33" office:value-type="string" calcext:value-type="string">
            <text:p>(Germany ; further subdivided ; 438 kreise ; null)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|been#VERB)&lt;(<text:span text:style-name="T2">attr</text:span>#{<text:span text:style-name="T3">rel</text:span>}#NNP|NN)&lt;(<text:span text:style-name="T4">nn</text:span>#{quantity}#.+)(<text:span text:style-name="T5">prep</text:span>#in#IN)&lt;(<text:span text:style-name="T3">pobj</text:span>#{<text:span text:style-name="T4">arg</text:span><text:span text:style-name="T6">}#NNP|NN|PRP)&gt;&gt;&gt;</text:span></text:p>
          </table:table-cell>
          <table:table-cell table:style-name="ce50" office:value-type="string" calcext:value-type="string">
            <text:p>there has been a 12% increase in the number of flights</text:p>
          </table:table-cell>
          <table:table-cell table:style-name="ce33" office:value-type="string" calcext:value-type="string">
            <text:p>(the number of flights ; % increase ; 12 % ; null)</text:p>
          </table:table-cell>
          <table:table-cell table:number-columns-repeated="4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table table:name="SeedFacts" table:style-name="ta1"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llowing one (1.0), no expansios, all 7 dep patterns</text:p>
          </table:table-cell>
          <table:table-cell office:value-type="string" calcext:value-type="string">
            <text:p>had some duplicate patterns ({arg}#prp etc.)</text:p>
          </table:table-cell>
        </table:table-row>
        <table:table-row table:style-name="ro1">
          <table:table-cell/>
          <table:table-cell table:style-name="ce115" office:value-type="string" calcext:value-type="string">
            <text:p>#1</text:p>
          </table:table-cell>
          <table:table-cell table:style-name="ce115" office:value-type="string" calcext:value-type="string">
            <text:p>#0 + solving the merge problem</text:p>
          </table:table-cell>
          <table:table-cell table:style-name="ce115" office:value-type="string" calcext:value-type="string">
            <text:p>old</text:p>
          </table:table-cell>
        </table:table-row>
        <table:table-row table:style-name="ro1">
          <table:table-cell/>
          <table:table-cell table:style-name="ce115" office:value-type="string" calcext:value-type="string">
            <text:p>#2</text:p>
          </table:table-cell>
          <table:table-cell table:style-name="ce115" office:value-type="string" calcext:value-type="string">
            <text:p>#1 + not allowing one (1.0)</text:p>
          </table:table-cell>
          <table:table-cell table:style-name="ce115"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#2 + not merging the patter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#0 + rejecting pronoun fac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23:50:20.014773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6-27T23:53:53.272975169</dc:date>
    <meta:editing-duration>PT17H40M12S</meta:editing-duration>
    <meta:editing-cycles>100</meta:editing-cycles>
    <meta:generator>LibreOffice/4.4.2.2$Linux_X86_64 LibreOffice_project/40m0$Build-2</meta:generator>
    <meta:document-statistic meta:table-count="4" meta:cell-count="1232" meta:object-count="0"/>
  </office:meta>
</office:document-meta>
</file>